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P Final</text:p>
      <text:p text:style-name="Standard">Ejercicio 2</text:p>
      <text:p text:style-name="Standard">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</text:p>
      <text:p text:style-name="Standard">Terminal 1</text:p>
      <text:p text:style-name="Standard">cd</text:p>
      <text:p text:style-name="Standard">sudo -i</text:p>
      <text:p text:style-name="Standard">cd /home/azulbarracchia/Documents/tp_final</text:p>
      <text:p text:style-name="Standard">bash start-docker.sh start</text:p>
      <text:p text:style-name="Standard">bash start-docker.sh open</text:p>
      <text:p text:style-name="Standard"/>
      <text:p text:style-name="Standard">cd ros2_ws/src/sim_ros2_interface/meta</text:p>
      <text:p text:style-name="Standard">nano interfaces.txt</text:p>
      <text:p text:style-name="Standard"><text:tab/>robmovil_msgs/msg/MultiEncoderTicks</text:p>
      <text:p text:style-name="Standard"><text:tab/>rosgraph_msgs/msg/Clock</text:p>
      <text:p text:style-name="Standard"><text:tab/>geometry_msgs/msg/PoseArray</text:p>
      <text:p text:style-name="Standard"><text:tab/></text:p>
      <text:p text:style-name="Standard"><text:tab/>robmovil_msgs/msg/EncoderTicks ??</text:p>
      <text:p text:style-name="Standard"><text:tab/>sensor_msgs/msg/Imu ??</text:p>
      <text:p text:style-name="Standard"><text:tab/>nav_msgs/msg/MapMetaData ??</text:p>
      <text:p text:style-name="Standard"><text:tab/>nav_msgs/msg/OccupancyGrid ??</text:p>
      <text:p text:style-name="Standard"><text:tab/>geometry_msgs/msg/PoseStamped ??</text:p>
      <text:p text:style-name="Standard">cd ..</text:p>
      <text:p text:style-name="Standard">nano package.xml</text:p>
      <text:p text:style-name="Standard"><text:tab/>&lt;depend&gt;robmovil_msgs&lt;/depend&gt;</text:p>
      <text:p text:style-name="Standard">nano CMakeLists.txt</text:p>
      <text:p text:style-name="Standard"><text:tab/>find_package(robmovil_msgs REQUIRED)</text:p>
      <text:p text:style-name="Standard"><text:tab/>find_package(rosgraph_msgs REQUIRED)</text:p>
      <text:p text:style-name="Standard"><text:tab/></text:p>
      <text:p text:style-name="Standard"><text:tab/>robmovil_msgs</text:p>
      <text:p text:style-name="Standard"><text:tab/>rosgraph_msgs</text:p>
      <text:p text:style-name="Standard">cd</text:p>
      <text:p text:style-name="Standard"/>
      <text:p text:style-name="Standard">colcon build</text:p>
      <text:p text:style-name="Standard">source install/setup.bash</text:p>
      <text:p text:style-name="Standard"/>
      <text:p text:style-name="Standard">coppeliaSim.sh</text:p>
      <text:p text:style-name="Standard"/>
      <text:p text:style-name="Standard">Terminal 2</text:p>
      <text:p text:style-name="Standard">sudo -i</text:p>
      <text:p text:style-name="Standard">cd /home/azulbarracchia/Documents/tp_final</text:p>
      <text:p text:style-name="Standard">bash start-docker.sh open</text:p>
      <text:p text:style-name="Standard">source install/setup.bash</text:p>
      <text:p text:style-name="Standard"/>
      <text:p text:style-name="Standard">rviz2</text:p>
      <text:p text:style-name="Standard"/>
      <text:p text:style-name="Standard">Terminal 3</text:p>
      <text:p text:style-name="Standard">sudo -i</text:p>
      <text:p text:style-name="Standard">cd /home/azulbarracchia/Documents/tp_final</text:p>
      <text:p text:style-name="Standard">bash start-docker.sh open</text:p>
      <text:p text:style-name="Standard">source install/setup.bash</text:p>
      <text:p text:style-name="Standard"/>
      <text:p text:style-name="Standard">cd ros2_ws</text:p>
      <text:p text:style-name="Standard"><text:soft-page-break/>ros2 run modelo_omnidireccional pioneer_odometry_no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19:28:55.626864954</meta:creation-date>
    <dc:date>2026-02-22T19:29:09.110947782</dc:date>
    <meta:editing-duration>PT14S</meta:editing-duration>
    <meta:editing-cycles>1</meta:editing-cycles>
    <meta:document-statistic meta:table-count="0" meta:image-count="0" meta:object-count="0" meta:page-count="2" meta:paragraph-count="46" meta:word-count="83" meta:character-count="978" meta:non-whitespace-character-count="924"/>
    <meta:generator>LibreOffice/24.2.7.2$Linux_X86_64 LibreOffice_project/420$Build-2</meta:generator>
  </office:meta>
</office:document-meta>
</file>